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02mm"/>
    </style:style>
    <style:style style:name="co2" style:family="table-column">
      <style:table-column-properties fo:break-before="auto" style:column-width="40.01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50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0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-bottom="0.06pt solid #000000" fo:background-color="#fff200" fo:border-left="none" fo:border-right="none" fo:border-top="0.06pt solid #000000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7"/>
        <table:table-column table:style-name="co2" table:default-cell-style-name="ce8"/>
        <table:table-column table:style-name="co3" table:number-columns-repeated="3" table:default-cell-style-name="ce7"/>
        <table:table-column table:style-name="co4" table:number-columns-repeated="2" table:default-cell-style-name="ce17"/>
        <table:table-column table:style-name="co4" table:default-cell-style-name="ce7"/>
        <table:table-column table:style-name="co1" table:default-cell-style-name="ce7"/>
        <table:table-column table:style-name="co5" table:default-cell-style-name="ce20"/>
        <table:table-row table:style-name="ro1">
          <table:table-cell table:style-name="ce1" office:value-type="string" calcext:value-type="string" table:number-columns-spanned="11" table:number-rows-spanned="1">
            <text:p>Liste des outils</text:p>
          </table:table-cell>
          <table:covered-table-cell table:number-columns-repeated="6" table:style-name="ce9"/>
          <table:covered-table-cell table:style-name="ce12"/>
          <table:covered-table-cell table:number-columns-repeated="2" table:style-name="ce9"/>
          <table:covered-table-cell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Drawable</text:p>
          </table:table-cell>
          <table:table-cell table:style-name="ce4" office:value-type="string" calcext:value-type="string">
            <text:p>Outil</text:p>
          </table:table-cell>
          <table:table-cell table:style-name="ce4" office:value-type="string" calcext:value-type="string">
            <text:p>Toucher ParCoup</text:p>
          </table:table-cell>
          <table:table-cell table:style-name="ce4" office:value-type="string" calcext:value-type="string">
            <text:p>Intervalle ParCoup</text:p>
          </table:table-cell>
          <table:table-cell table:style-name="ce4" office:value-type="string" calcext:value-type="string">
            <text:p>NbCibles</text:p>
          </table:table-cell>
          <table:table-cell table:style-name="ce16" office:value-type="string" calcext:value-type="string">
            <text:p>PUISSANCE</text:p>
          </table:table-cell>
          <table:table-cell table:style-name="ce2" office:value-type="string" calcext:value-type="string">
            <text:p>Rareté(1,2,3)</text:p>
          </table:table-cell>
          <table:table-cell table:style-name="ce2" office:value-type="string" calcext:value-type="string">
            <text:p>Portée</text:p>
          </table:table-cell>
          <table:table-cell table:style-name="ce2" office:value-type="string" calcext:value-type="string">
            <text:p>Prix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ain baguette</text:p>
          </table:table-cell>
          <table:table-cell office:value-type="float" office:value="20" calcext:value-type="float">
            <text:p>20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table:formula="of:=([.D3]*[.F3])/[.E3]" office:value-type="float" office:value="12.5" calcext:value-type="float">
            <text:p>12,5</text:p>
          </table:table-cell>
          <table:table-cell/>
          <table:table-cell office:value-type="string" calcext:value-type="string">
            <text:p>Rapproché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yon à min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D4]*[.F4])/[.E4]" office:value-type="float" office:value="12.5" calcext:value-type="float">
            <text:p>12,5</text:p>
          </table:table-cell>
          <table:table-cell/>
          <table:table-cell office:value-type="string" calcext:value-type="string">
            <text:p>Rapprochée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euet</text:p>
          </table:table-cell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D5]*[.F5])/[.E5]" office:value-type="float" office:value="12.5" calcext:value-type="float">
            <text:p>12,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au d'eau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D6]*[.F6])/[.E6]" office:value-type="float" office:value="15" calcext:value-type="float">
            <text:p>15</text:p>
          </table:table-cell>
          <table:table-cell/>
          <table:table-cell office:value-type="string" calcext:value-type="string">
            <text:p>Éloigné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e seau d’eau ne contient pas de l’au, mais plutôt de la Vodk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elon d'eau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([.D7]*[.F7])/[.E7]" office:value-type="float" office:value="15" calcext:value-type="float">
            <text:p>1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Boule de neig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8]*[.F8])/[.E8]" office:value-type="float" office:value="15" calcext:value-type="float">
            <text:p>1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ramboise</text:p>
          </table:table-cell>
          <table:table-cell office:value-type="float" office:value="6" calcext:value-type="float">
            <text:p>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D9]*[.F9])/[.E9]" office:value-type="float" office:value="15" calcext:value-type="float">
            <text:p>1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Coeur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0]*[.F10])/[.E10]" office:value-type="float" office:value="16" calcext:value-type="float">
            <text:p>16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Ballon de plag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1]*[.F11])/[.E11]" office:value-type="float" office:value="18" calcext:value-type="float">
            <text:p>18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isbee bleu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([.D12]*[.F12])/[.E12]" office:value-type="float" office:value="20" calcext:value-type="float">
            <text:p>2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ix de coco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3]*[.F13])/[.E13]" office:value-type="float" office:value="20" calcext:value-type="float">
            <text:p>2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Poireau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table:formula="of:=([.D14]*[.F14])/[.E14]" office:value-type="float" office:value="20" calcext:value-type="float">
            <text:p>2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Bazooka à bleuets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D15]*[.F15])/[.E15]" office:value-type="float" office:value="25" calcext:value-type="float">
            <text:p>2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angu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6]*[.F16])/[.E16]" office:value-type="float" office:value="25" calcext:value-type="float">
            <text:p>2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Poké Ball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7]*[.F17])/[.E17]" office:value-type="float" office:value="30" calcext:value-type="float">
            <text:p>3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azooka à framboises</text:p>
          </table:table-cell>
          <table:table-cell office:value-type="float" office:value="6" calcext:value-type="float">
            <text:p>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D18]*[.F18])/[.E18]" office:value-type="float" office:value="30" calcext:value-type="float">
            <text:p>3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Kiwi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19]*[.F19])/[.E19]" office:value-type="float" office:value="30" calcext:value-type="float">
            <text:p>3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Ballon de basket-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20]*[.F20])/[.E20]" office:value-type="float" office:value="40" calcext:value-type="float">
            <text:p>4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Great Ball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21]*[.F21])/[.E21]" office:value-type="float" office:value="40" calcext:value-type="float">
            <text:p>4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Bazooka à noix de coco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formula="of:=([.D22]*[.F22])/[.E22]" office:value-type="float" office:value="40" calcext:value-type="float">
            <text:p>4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Frisbee vert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D23]*[.F23])/[.E23]" office:value-type="float" office:value="45" calcext:value-type="float">
            <text:p>4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Tournevis sonique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([.D24]*[.F24])/[.E24]" office:value-type="float" office:value="50" calcext:value-type="float">
            <text:p>5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au bénite</text:p>
          </table:table-cell>
          <table:table-cell office:value-type="float" office:value="40" calcext:value-type="float">
            <text:p>4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table:formula="of:=([.D25]*[.F25])/[.E25]" office:value-type="float" office:value="50" calcext:value-type="float">
            <text:p>5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Frisbee rouge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([.D26]*[.F26])/[.E26]" office:value-type="float" office:value="60" calcext:value-type="float">
            <text:p>6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Ultra Ball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27]*[.F27])/[.E27]" office:value-type="float" office:value="60" calcext:value-type="float">
            <text:p>6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Bazooka à mangue</text:p>
          </table:table-cell>
          <table:table-cell office:value-type="float" office:value="25" calcext:value-type="float">
            <text:p>2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table:formula="of:=([.D28]*[.F28])/[.E28]" office:value-type="float" office:value="62.5" calcext:value-type="float">
            <text:p>62,5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Master Ball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29]*[.F29])/[.E29]" office:value-type="float" office:value="85" calcext:value-type="float">
            <text:p>85</text:p>
          </table:table-cell>
          <table:table-cell/>
          <table:table-cell office:value-type="string" calcext:value-type="string">
            <text:p>Éloigné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 Master-Ball est une Poké-Ball utilisée par les meilleurs dresseurs de pokémons dans Pokémons, il faut être un maitre dans l'art pour l'utiliser!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azooka à kiwi</text:p>
          </table:table-cell>
          <table:table-cell office:value-type="float" office:value="30" calcext:value-type="float">
            <text:p>30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table:formula="of:=([.D30]*[.F30])/[.E30]" office:value-type="float" office:value="100" calcext:value-type="float">
            <text:p>10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Frisbee mauve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D31]*[.F31])/[.E31]" office:value-type="float" office:value="100" calcext:value-type="float">
            <text:p>10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afari Ball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([.D32]*[.F32])/[.E32]" office:value-type="float" office:value="110" calcext:value-type="float">
            <text:p>110</text:p>
          </table:table-cell>
          <table:table-cell/>
          <table:table-cell office:value-type="string" calcext:value-type="string">
            <text:p>Éloigné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3]*[.F33])/[.E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4]*[.F34])/[.E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5]*[.F35])/[.E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6]*[.F36])/[.E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7]*[.F37])/[.E3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8]*[.F38])/[.E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39]*[.F39])/[.E3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0]*[.F40])/[.E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1]*[.F41])/[.E4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2]*[.F42])/[.E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3]*[.F43])/[.E4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4]*[.F44])/[.E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45]*[.F45])/[.E4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46]*[.F46])/[.E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47]*[.F47])/[.E4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48]*[.F48])/[.E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49]*[.F49])/[.E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0]*[.F50])/[.E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1]*[.F51])/[.E5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2]*[.F52])/[.E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3]*[.F53])/[.E5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4]*[.F54])/[.E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5]*[.F55])/[.E5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6]*[.F56])/[.E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7]*[.F57])/[.E5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8]*[.F58])/[.E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59]*[.F59])/[.E5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0]*[.F60])/[.E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1]*[.F61])/[.E6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2]*[.F62])/[.E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3]*[.F63])/[.E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4]*[.F64])/[.E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5]*[.F65])/[.E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6]*[.F66])/[.E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7]*[.F67])/[.E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8]*[.F68])/[.E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69]*[.F69])/[.E6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0]*[.F70])/[.E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1]*[.F71])/[.E7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2]*[.F72])/[.E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3]*[.F73])/[.E7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4]*[.F74])/[.E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5]*[.F75])/[.E7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6]*[.F76])/[.E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7]*[.F77])/[.E7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8]*[.F78])/[.E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79]*[.F79])/[.E7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0]*[.F80])/[.E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1]*[.F81])/[.E8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2]*[.F82])/[.E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3]*[.F83])/[.E8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4]*[.F84])/[.E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5]*[.F85])/[.E8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6]*[.F86])/[.E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7]*[.F87])/[.E8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8]*[.F88])/[.E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89]*[.F89])/[.E8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0]*[.F90])/[.E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1]*[.F91])/[.E9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2]*[.F92])/[.E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3]*[.F93])/[.E9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4]*[.F94])/[.E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5]*[.F95])/[.E9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6]*[.F96])/[.E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7]*[.F97])/[.E9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8]*[.F98])/[.E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99]*[.F99])/[.E9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0]*[.F100])/[.E10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1]*[.F101])/[.E10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2]*[.F102])/[.E10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3]*[.F103])/[.E10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4]*[.F104])/[.E10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5]*[.F105])/[.E10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6]*[.F106])/[.E10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7]*[.F107])/[.E10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8]*[.F108])/[.E10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09]*[.F109])/[.E10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0]*[.F110])/[.E11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1]*[.F111])/[.E11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2]*[.F112])/[.E11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3]*[.F113])/[.E11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4]*[.F114])/[.E11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5]*[.F115])/[.E11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6]*[.F116])/[.E11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7]*[.F117])/[.E11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8]*[.F118])/[.E11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19]*[.F119])/[.E11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0]*[.F120])/[.E12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1]*[.F121])/[.E12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2]*[.F122])/[.E12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3]*[.F123])/[.E12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4]*[.F124])/[.E12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5]*[.F125])/[.E12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6]*[.F126])/[.E12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7]*[.F127])/[.E12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8]*[.F128])/[.E12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29]*[.F129])/[.E12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0]*[.F130])/[.E13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1]*[.F131])/[.E13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2]*[.F132])/[.E13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3]*[.F133])/[.E13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4]*[.F134])/[.E13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5]*[.F135])/[.E13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6]*[.F136])/[.E13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7]*[.F137])/[.E13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8]*[.F138])/[.E13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39]*[.F139])/[.E13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6"/>
          <table:table-cell table:formula="of:=([.D140]*[.F140])/[.E14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1]*[.F141])/[.E14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2]*[.F142])/[.E14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3]*[.F143])/[.E14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4]*[.F144])/[.E14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5]*[.F145])/[.E14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6]*[.F146])/[.E14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7]*[.F147])/[.E14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8]*[.F148])/[.E14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49]*[.F149])/[.E14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0]*[.F150])/[.E15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1]*[.F151])/[.E15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2]*[.F152])/[.E15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3]*[.F153])/[.E15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4]*[.F154])/[.E15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5]*[.F155])/[.E15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6]*[.F156])/[.E15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7]*[.F157])/[.E15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8]*[.F158])/[.E15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59]*[.F159])/[.E15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0]*[.F160])/[.E16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1]*[.F161])/[.E16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2]*[.F162])/[.E16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3]*[.F163])/[.E16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4]*[.F164])/[.E16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5]*[.F165])/[.E16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6]*[.F166])/[.E16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7]*[.F167])/[.E16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8]*[.F168])/[.E16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69]*[.F169])/[.E16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0]*[.F170])/[.E17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1]*[.F171])/[.E17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2]*[.F172])/[.E17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3]*[.F173])/[.E17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4]*[.F174])/[.E17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5]*[.F175])/[.E17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6]*[.F176])/[.E17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7]*[.F177])/[.E17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8]*[.F178])/[.E17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79]*[.F179])/[.E17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0]*[.F180])/[.E18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1]*[.F181])/[.E18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2]*[.F182])/[.E18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3]*[.F183])/[.E18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4]*[.F184])/[.E18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5]*[.F185])/[.E18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6]*[.F186])/[.E18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7]*[.F187])/[.E18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8]*[.F188])/[.E18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89]*[.F189])/[.E18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0]*[.F190])/[.E190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1]*[.F191])/[.E191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2]*[.F192])/[.E192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3]*[.F193])/[.E193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4]*[.F194])/[.E194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5]*[.F195])/[.E195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6]*[.F196])/[.E196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7]*[.F197])/[.E197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8]*[.F198])/[.E198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199]*[.F199])/[.E199]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8" table:number-columns-repeated="3"/>
          <table:table-cell table:formula="of:=([.D200]*[.F200])/[.E200]" office:value-type="string" office:string-value="" calcext:value-type="error">
            <text:p>#DIV/0!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C1:Sheet1.D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8">0000-00-00</text:date>, <text:time style:data-style-name="N2" text:time-value="13:28:40.775427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3:35:17.327431587</meta:creation-date>
    <dc:date>2018-04-18T13:34:59.048912331</dc:date>
    <meta:editing-duration>PT1H23M23S</meta:editing-duration>
    <meta:editing-cycles>5</meta:editing-cycles>
    <meta:generator>LibreOffice/5.4.5.1$MacOSX_X86_64 LibreOffice_project/79c9829dd5d8054ec39a82dc51cd9eff340dbee8</meta:generator>
    <meta:document-statistic meta:table-count="1" meta:cell-count="394" meta:object-count="0"/>
  </office:meta>
</office:document-meta>
</file>